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co19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6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26.943cm"/>
    </style:style>
    <style:style style:name="co30" style:family="table-column">
      <style:table-column-properties fo:break-before="auto" style:column-width="14.515cm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14" style:family="table-row">
      <style:table-row-properties style:row-height="2.418cm" fo:break-before="auto" style:use-optimal-row-height="true"/>
    </style:style>
    <style:style style:name="ro15" style:family="table-row">
      <style:table-row-properties style:row-height="0.995cm" fo:break-before="auto" style:use-optimal-row-height="true"/>
    </style:style>
    <style:style style:name="ro17" style:family="table-row">
      <style:table-row-properties style:row-height="2.32cm" fo:break-before="auto" style:use-optimal-row-height="false"/>
    </style:style>
    <style:style style:name="ro18" style:family="table-row">
      <style:table-row-properties style:row-height="1.901cm" fo:break-before="auto" style:use-optimal-row-height="fals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9" style:family="table-row">
      <style:table-row-properties style:row-height="1.016cm" fo:break-before="auto" style:use-optimal-row-height="true"/>
    </style:style>
    <style:style style:name="ro20" style:family="table-row">
      <style:table-row-properties style:row-height="3.8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3" office:value-type="string">
            <text:p>RuleID</text:p>
          </table:table-cell>
          <table:table-cell table:style-name="ce33" office:value-type="string">
            <text:p>rulenote</text:p>
          </table:table-cell>
          <table:table-cell table:style-name="ce33" office:value-type="string">
            <text:p>target</text:p>
          </table:table-cell>
          <table:table-cell table:style-name="ce33" office:value-type="string">
            <text:p>errorlevel</text:p>
          </table:table-cell>
          <table:table-cell table:style-name="ce33" office:value-type="string">
            <text:p>source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3" office:value-type="string">
            <text:p>resolution</text:p>
          </table:table-cell>
          <table:table-cell table:style-name="ce33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4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5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7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8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4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1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9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xs:decimal(cac:TaxTotal/cac:TaxSubtotal[cac:TaxCategory/cbc:ID = 'AE']/cbc:TaxableAmount) = xs:decimal(cac:LegalMonetaryTotal/cbc:TaxExclusiveAmount)) or <text:s/>not(cac:TaxTotal[cac:TaxSubtotal/cac:TaxCategory/cbc:ID = 'AE']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9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xs:decimal(cac:TaxTotal/cac:TaxSubtotal[cac:TaxCategory/cbc:ID = 'AE']/cbc:TaxAmount) = 0) or <text:s/>not(cac:TaxTotal[cac:TaxSubtotal/cac:TaxCategory/cbc:ID = 'AE']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xs:decimal(cbc:LineExtensionAmount)) = (round(xs:decimal(sum(//cac:InvoiceLine/cbc:LineExtensionAmount)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0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xs:decimal(cbc:TaxExclusiveAmount) = xs:decimal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xs:decimal(cbc:TaxInclusiveAmount)) = (round((xs:decimal(cbc:TaxExclusiveAmount) + (xs:decimal(sum(/ubl:Invoice/cac:TaxTotal/cbc:TaxAmount))) + xs:decimal(cbc:PayableRoundingAmount)) *10 * 10) div 100))) or (not(cbc:PayableRoundingAmount) and <text:s/>((xs:decimal(cbc:TaxInclusiveAmount)) = round((xs:decimal(cbc:TaxExclusiveAmount) + (xs:decimal(sum(/ubl:Invoice/cac:TaxTotal/cbc:TaxAmount)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(xs:decimal(cbc:AllowanceTotalAmount)) = (round(xs:decimal(sum(/ubl:Invoice/cac:AllowanceCharge[cbc:ChargeIndicator="false"]/cbc:Amount)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(xs:decimal(cbc:ChargeTotalAmount)) = (round(xs:decimal(sum(/ubl:Invoice/cac:AllowanceCharge[cbc:ChargeIndicator="true"]/cbc:Amount)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(xs:decimal(cbc:PayableAmount)) = (round((xs:decimal(cbc:TaxInclusiveAmount) - xs:decimal(cbc:PrepaidAmount)) * 10 * 10) div 100))) or (xs:decimal(cbc:PayableAmount) = xs:decimal(cbc:TaxInclusiveAmount)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xs:decimal(sum(cac:TaxTotal//cac:TaxSubtotal/cbc:TaxableAmount)) *10 * 10) div 100 = (xs:decimal(cac:LegalMonetaryTotal/cbc:TaxExclusiveAmount)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28/09/2015</text:date>, <text:time>11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9-28T11:22:42</dc:date>
    <meta:editing-cycles>301</meta:editing-cycles>
    <meta:editing-duration>P17DT16H3M33S</meta:editing-duration>
    <meta:document-statistic meta:table-count="4" meta:cell-count="840" meta:object-count="0"/>
  </office:meta>
</office:document-meta>
</file>